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font-name="apple-system" fo:font-size="18pt" fo:letter-spacing="normal" fo:font-style="normal" fo:font-weight="bold" style:font-size-asian="24pt" style:font-weight-asian="bold" style:font-size-complex="24pt" style:font-weight-complex="bold"/>
    </style:style>
    <style:style style:name="P2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font-name="apple-system" fo:font-size="18pt" fo:letter-spacing="normal" fo:font-style="normal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variant="normal" fo:text-transform="none" style:font-name="apple-system" fo:font-size="14pt" fo:letter-spacing="normal" fo:font-style="normal" fo:font-weight="normal" officeooo:rsid="00202704" officeooo:paragraph-rsid="00202704"/>
    </style:style>
    <style:style style:name="P4" style:family="paragraph" style:parent-style-name="Standard">
      <style:paragraph-properties fo:line-height="150%"/>
      <style:text-properties fo:font-variant="normal" fo:text-transform="none" style:font-name="apple-system" fo:font-size="14pt" fo:letter-spacing="normal" fo:font-style="normal" fo:font-weight="normal" officeooo:rsid="00202704" officeooo:paragraph-rsid="00202704"/>
    </style:style>
    <style:style style:name="P5" style:family="paragraph" style:parent-style-name="Standard">
      <style:text-properties fo:font-variant="normal" fo:text-transform="none" style:font-name="apple-system" fo:font-size="14pt" fo:letter-spacing="normal" fo:font-style="normal" fo:font-weight="normal" officeooo:rsid="00259331" officeooo:paragraph-rsid="00259331"/>
    </style:style>
    <style:style style:name="P6" style:family="paragraph" style:parent-style-name="Standard" style:list-style-name="L1">
      <style:text-properties fo:font-variant="normal" fo:text-transform="none" style:font-name="apple-system" fo:font-size="14pt" fo:letter-spacing="normal" fo:font-style="normal" fo:font-weight="normal" officeooo:rsid="00259331" officeooo:paragraph-rsid="00259331"/>
    </style:style>
    <style:style style:name="P7" style:family="paragraph" style:parent-style-name="Standard" style:list-style-name="L2">
      <style:text-properties fo:font-variant="normal" fo:text-transform="none" style:font-name="apple-system" fo:font-size="14pt" fo:letter-spacing="normal" fo:font-style="normal" fo:font-weight="normal" officeooo:rsid="00259331" officeooo:paragraph-rsid="00259331"/>
    </style:style>
    <style:style style:name="P8" style:family="paragraph" style:parent-style-name="Standard" style:list-style-name="L3">
      <style:text-properties fo:font-variant="normal" fo:text-transform="none" style:font-name="apple-system" fo:font-size="14pt" fo:letter-spacing="normal" fo:font-style="normal" fo:font-weight="normal" officeooo:rsid="00259331" officeooo:paragraph-rsid="00259331"/>
    </style:style>
    <style:style style:name="P9" style:family="paragraph" style:parent-style-name="Standard" style:list-style-name="L4">
      <style:text-properties fo:font-variant="normal" fo:text-transform="none" style:font-name="apple-system" fo:font-size="14pt" fo:letter-spacing="normal" fo:font-style="normal" fo:font-weight="normal" officeooo:rsid="00259331" officeooo:paragraph-rsid="00259331"/>
    </style:style>
    <style:style style:name="P10" style:family="paragraph" style:parent-style-name="Standard">
      <style:paragraph-properties fo:line-height="150%"/>
      <style:text-properties fo:font-variant="normal" fo:text-transform="none" style:font-name="apple-system" fo:font-size="14pt" fo:letter-spacing="normal" fo:font-style="normal" fo:font-weight="normal" officeooo:rsid="002a4f7f" officeooo:paragraph-rsid="002a4f7f"/>
    </style:style>
    <style:style style:name="P11" style:family="paragraph" style:parent-style-name="Standard" style:list-style-name="L6">
      <style:paragraph-properties fo:line-height="150%"/>
      <style:text-properties fo:font-variant="normal" fo:text-transform="none" style:font-name="apple-system" fo:font-size="14pt" fo:letter-spacing="normal" fo:font-style="normal" fo:font-weight="normal" officeooo:rsid="002a4f7f" officeooo:paragraph-rsid="002a4f7f"/>
    </style:style>
    <style:style style:name="P12" style:family="paragraph" style:parent-style-name="Standard" style:list-style-name="L5">
      <style:paragraph-properties fo:line-height="150%"/>
      <style:text-properties officeooo:paragraph-rsid="001b2cd0"/>
    </style:style>
    <style:style style:name="T1" style:family="text">
      <style:text-properties officeooo:rsid="00259331"/>
    </style:style>
    <style:style style:name="T2" style:family="text">
      <style:text-properties officeooo:rsid="00277a1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ega Project 1: Image Enhancement for selected poor quality <text:s/>images- challenging project</text:h>
      <text:p text:style-name="P1"/>
      <text:p text:style-name="P3">In this Project: <text:span text:style-name="T1">you are given some selected poor quality image</text:span><text:span text:style-name="T2">s</text:span><text:span text:style-name="T1">.</text:span></text:p>
      <text:p text:style-name="P5">It is required to select and apply suitable enhancement technique(s) to enhance each image in order to achieve the required task.</text:p>
      <text:p text:style-name="P5"/>
      <text:p text:style-name="P5">[1] Component Extraction from the following images</text:p>
      <text:list xml:id="list2824467660" text:style-name="L1">
        <text:list-item>
          <text:p text:style-name="P6">Circle</text:p>
        </text:list-item>
        <text:list-item>
          <text:p text:style-name="P6">COVID‐19 Chart</text:p>
        </text:list-item>
      </text:list>
      <text:p text:style-name="P5"/>
      <text:p text:style-name="P5">[2] Enhancement of <text:s/>Blurry Images</text:p>
      <text:list xml:id="list1863847106" text:style-name="L2">
        <text:list-item>
          <text:p text:style-name="P7">Buildings</text:p>
        </text:list-item>
        <text:list-item>
          <text:p text:style-name="P7">Dog</text:p>
        </text:list-item>
      </text:list>
      <text:p text:style-name="P5"/>
      <text:p text:style-name="P5">[3] Noise removal from Noisy Images</text:p>
      <text:list xml:id="list3870729668" text:style-name="L3">
        <text:list-item>
          <text:p text:style-name="P8">Text</text:p>
        </text:list-item>
        <text:list-item>
          <text:p text:style-name="P8">Rocket</text:p>
        </text:list-item>
        <text:list-item>
          <text:p text:style-name="P8">Wind Chart</text:p>
        </text:list-item>
      </text:list>
      <text:p text:style-name="P5"/>
      <text:p text:style-name="P5">[4] Visual enhancement of the following images (Challenging Images)</text:p>
      <text:list xml:id="list4142827505" text:style-name="L4">
        <text:list-item>
          <text:p text:style-name="P9">Newspaper</text:p>
        </text:list-item>
        <text:list-item>
          <text:p text:style-name="P9">Name Plate</text:p>
        </text:list-item>
      </text:list>
      <text:p text:style-name="P4"/>
      <text:p text:style-name="P10">Use the attached images.</text:p>
      <text:p text:style-name="P10">Required to submit PDF containing:</text:p>
      <text:list xml:id="list220708451" text:style-name="L6">
        <text:list-item>
          <text:p text:style-name="P11">description, </text:p>
        </text:list-item>
        <text:list-item>
          <text:p text:style-name="P11">original and output results, </text:p>
        </text:list-item>
        <text:list-item>
          <text:p text:style-name="P11">code, </text:p>
        </text:list-item>
        <text:list-item>
          <text:p text:style-name="P11">comparison and conclusion</text:p>
        </text:list-item>
      </text:list>
      <text:p text:style-name="P10"/>
      <text:list xml:id="list1338660138" text:style-name="L5">
        <text:list-header>
          <text:p text:style-name="P12"><text:soft-page-break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6pt" fo:language="en" fo:country="US" style:letter-kerning="true" style:font-name-asian="Noto Serif CJK SC" style:font-size-asian="10.5pt" style:language-asian="zh" style:country-asian="CN" style:font-name-complex="Noto Naskh Arabic" style:font-size-complex="2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6pt" fo:language="en" fo:country="US" style:letter-kerning="true" style:font-name-asian="Noto Serif CJK SC" style:font-size-asian="10.5pt" style:language-asian="zh" style:country-asian="CN" style:font-name-complex="Noto Naskh Arabic" style:font-size-complex="2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Naskh Arabic" style:font-family-complex="'Noto Naskh Arabic'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Noto Naskh Arabic" style:font-family-complex="'Noto Naskh Arabic'" style:font-size-complex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Naskh Arabic" style:font-family-complex="'Noto Naskh Arabic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Noto Naskh Arabic" style:font-family-complex="'Noto Naskh Arabic'" style:font-size-complex="16pt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20:50:07.173156628</meta:creation-date>
    <dc:date>2023-05-06T10:54:55.341755657</dc:date>
    <meta:editing-duration>PT1H22M41S</meta:editing-duration>
    <meta:editing-cycles>9</meta:editing-cycles>
    <meta:generator>LibreOffice/7.3.6.2$Linux_X86_64 LibreOffice_project/30$Build-2</meta:generator>
    <meta:document-statistic meta:table-count="0" meta:image-count="0" meta:object-count="0" meta:page-count="2" meta:paragraph-count="23" meta:word-count="115" meta:character-count="683" meta:non-whitespace-character-count="599"/>
  </office:meta>
</office:document-meta>
</file>